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Black" svg:font-family="'Arial Black'" style:font-pitch="variable"/>
    <style:font-face style:name="Estrangelo Edessa" svg:font-family="'Estrangelo Edessa'" style:font-pitch="variable"/>
    <style:font-face style:name="URW Bookman L" svg:font-family="'URW Bookman L'" style:font-pitch="variable"/>
    <style:font-face style:name="URW Chancery L" svg:font-family="'URW Chancery L'" style:font-pitch="variable"/>
    <style:font-face style:name="URW Palladio L" svg:font-family="'URW Palladio L'" style:font-pitch="variable"/>
    <style:font-face style:name="Century Schoolbook L" svg:font-family="'Century Schoolbook L'" style:font-family-generic="roman" style:font-pitch="variable"/>
    <style:font-face style:name="Thorndale AMT" svg:font-family="'Thorndale AMT'" style:font-family-generic="roman" style:font-pitch="variable"/>
    <style:font-face style:name="Andy MT" svg:font-family="'Andy MT'" style:font-family-generic="script" style:font-pitch="variable"/>
    <style:font-face style:name="Albany AMT" svg:font-family="'Albany AMT'" style:font-family-generic="swiss" style:font-pitch="variable"/>
    <style:font-face style:name="Luxi Sans" svg:font-family="'Luxi Sans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P1" style:family="paragraph" style:parent-style-name="Standard">
      <style:text-properties style:font-name="Luxi Sans" fo:font-size="60pt" fo:font-style="normal" style:font-size-asian="60pt" style:font-style-asian="normal" style:font-size-complex="60pt" style:font-style-complex="normal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<text:span text:style-name="T1">€</text:span>yP<text:span text:style-name="T1">€</text:span>n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Black" svg:font-family="'Arial Black'" style:font-pitch="variable"/>
    <style:font-face style:name="Estrangelo Edessa" svg:font-family="'Estrangelo Edessa'" style:font-pitch="variable"/>
    <style:font-face style:name="URW Bookman L" svg:font-family="'URW Bookman L'" style:font-pitch="variable"/>
    <style:font-face style:name="URW Chancery L" svg:font-family="'URW Chancery L'" style:font-pitch="variable"/>
    <style:font-face style:name="URW Palladio L" svg:font-family="'URW Palladio L'" style:font-pitch="variable"/>
    <style:font-face style:name="Century Schoolbook L" svg:font-family="'Century Schoolbook L'" style:font-family-generic="roman" style:font-pitch="variable"/>
    <style:font-face style:name="Thorndale AMT" svg:font-family="'Thorndale AMT'" style:font-family-generic="roman" style:font-pitch="variable"/>
    <style:font-face style:name="Andy MT" svg:font-family="'Andy MT'" style:font-family-generic="script" style:font-pitch="variable"/>
    <style:font-face style:name="Albany AMT" svg:font-family="'Albany AMT'" style:font-family-generic="swiss" style:font-pitch="variable"/>
    <style:font-face style:name="Luxi Sans" svg:font-family="'Luxi Sans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de" fo:country="DE" style:font-name-asian="Albany AMT1" style:font-size-asian="12pt" style:language-asian="de" style:country-asian="DE" style:font-name-complex="Albany AMT1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lbany AMT1" style:font-size-asian="14pt" style:font-name-complex="Albany AMT1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3-24T11:40:51</meta:creation-date>
    <dc:date>2007-03-24T11:47:40</dc:date>
    <dc:language>de-DE</dc:language>
    <meta:editing-cycles>2</meta:editing-cycles>
    <meta:editing-duration>PT6M5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3" meta:character-count="10"/>
  </office:meta>
</office:document-meta>
</file>